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6pt" officeooo:rsid="000c1137" officeooo:paragraph-rsid="000c1137"/>
    </style:style>
    <style:style style:name="P2" style:family="paragraph" style:parent-style-name="Standard">
      <style:paragraph-properties fo:text-align="center" style:justify-single-word="false"/>
      <style:text-properties fo:font-size="16pt" fo:font-weight="bold" officeooo:rsid="000c1137" officeooo:paragraph-rsid="000c1137" style:font-weight-asian="bold" style:font-weight-complex="bold"/>
    </style:style>
    <style:style style:name="P3" style:family="paragraph" style:parent-style-name="Standard">
      <style:paragraph-properties fo:text-align="start" style:justify-single-word="false"/>
      <style:text-properties fo:font-size="12pt" officeooo:rsid="000e76f1" officeooo:paragraph-rsid="000e76f1"/>
    </style:style>
    <style:style style:name="P4" style:family="paragraph" style:parent-style-name="Standard">
      <style:paragraph-properties fo:text-align="start" style:justify-single-word="false"/>
      <style:text-properties fo:font-size="12pt" fo:font-weight="bold" officeooo:rsid="000e76f1" officeooo:paragraph-rsid="000e76f1" style:font-weight-asian="bold" style:font-weight-complex="bold"/>
    </style:style>
    <style:style style:name="P5" style:family="paragraph" style:parent-style-name="Standard">
      <style:paragraph-properties fo:text-align="start" style:justify-single-word="false"/>
      <style:text-properties fo:font-size="12pt" fo:font-weight="bold" officeooo:rsid="000f1d7e" officeooo:paragraph-rsid="000f1d7e" style:font-weight-asian="bold" style:font-weight-complex="bold"/>
    </style:style>
    <style:style style:name="P6" style:family="paragraph" style:parent-style-name="Standard">
      <style:paragraph-properties fo:text-align="start" style:justify-single-word="false"/>
      <style:text-properties fo:font-size="12pt" fo:font-weight="normal" officeooo:rsid="000e76f1" officeooo:paragraph-rsid="000e76f1" style:font-weight-asian="normal" style:font-weight-complex="normal"/>
    </style:style>
    <style:style style:name="P7" style:family="paragraph" style:parent-style-name="Standard" style:list-style-name="L1">
      <style:paragraph-properties fo:text-align="start" style:justify-single-word="false"/>
      <style:text-properties officeooo:paragraph-rsid="000e76f1"/>
    </style:style>
    <style:style style:name="P8" style:family="paragraph" style:parent-style-name="Standard" style:list-style-name="L1">
      <style:paragraph-properties fo:text-align="start" style:justify-single-word="false"/>
      <style:text-properties fo:font-size="12pt" officeooo:rsid="000e76f1" officeooo:paragraph-rsid="000e76f1"/>
    </style:style>
    <style:style style:name="P9" style:family="paragraph" style:parent-style-name="Standard" style:list-style-name="L1">
      <style:paragraph-properties fo:text-align="start" style:justify-single-word="false"/>
      <style:text-properties fo:font-size="12pt" fo:font-style="normal" officeooo:rsid="000e76f1" officeooo:paragraph-rsid="000e76f1" style:font-style-asian="normal" style:font-style-complex="normal"/>
    </style:style>
    <style:style style:name="P10" style:family="paragraph" style:parent-style-name="Standard" style:list-style-name="L2">
      <style:paragraph-properties fo:text-align="start" style:justify-single-word="false"/>
      <style:text-properties fo:font-size="12pt" fo:font-weight="normal" officeooo:rsid="000e76f1" officeooo:paragraph-rsid="000e76f1" style:font-weight-asian="normal" style:font-weight-complex="normal"/>
    </style:style>
    <style:style style:name="P11" style:family="paragraph" style:parent-style-name="Standard" style:list-style-name="L3">
      <style:paragraph-properties fo:text-align="start" style:justify-single-word="false"/>
      <style:text-properties fo:font-size="12pt" fo:font-weight="normal" officeooo:rsid="000f1d7e" officeooo:paragraph-rsid="000f1d7e" style:font-weight-asian="normal" style:font-weight-complex="normal"/>
    </style:style>
    <style:style style:name="P12" style:family="paragraph" style:parent-style-name="Standard">
      <style:paragraph-properties fo:text-align="start" style:justify-single-word="false"/>
      <style:text-properties fo:font-size="12pt" fo:font-weight="normal" officeooo:rsid="000f1d7e" officeooo:paragraph-rsid="000f1d7e" style:font-weight-asian="normal" style:font-weight-complex="normal"/>
    </style:style>
    <style:style style:name="P13" style:family="paragraph" style:parent-style-name="Standard" style:list-style-name="L4">
      <style:paragraph-properties fo:text-align="start" style:justify-single-word="false"/>
      <style:text-properties fo:font-size="12pt" fo:font-weight="normal" officeooo:rsid="000fbd84" officeooo:paragraph-rsid="000fbd84" style:font-weight-asian="normal" style:font-weight-complex="normal"/>
    </style:style>
    <style:style style:name="P14" style:family="paragraph" style:parent-style-name="Standard">
      <style:paragraph-properties fo:text-align="start" style:justify-single-word="false"/>
      <style:text-properties fo:font-size="12pt" fo:font-weight="bold" officeooo:rsid="000fbd84" officeooo:paragraph-rsid="000fbd84"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2pt" officeooo:rsid="000e76f1"/>
    </style:style>
    <style:style style:name="T4" style:family="text">
      <style:text-properties fo:font-size="12pt" officeooo:rsid="000f1d7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erge Sort</text:p>
      <text:p text:style-name="P1"/>
      <text:list xml:id="list1490688615" text:style-name="L1">
        <text:list-item>
          <text:p text:style-name="P7"><text:span text:style-name="T3">Merge sort is an sorting algorithm that follows the divide-and-conquer strategy. </text:span><text:span text:style-name="T4">The idea of merge sort is to sort smaller arrays and then recombine them in sorted order. </text:span><text:span text:style-name="T3">Merge sort is considered a <text:s/>stable sort.</text:span></text:p>
          <text:list>
            <text:list-item>
              <text:p text:style-name="P8">Stable sort algorithms sort equal elements in the same order that they appear in the input. It will preserve the order of equal elements.</text:p>
            </text:list-item>
          </text:list>
        </text:list-item>
        <text:list-item>
          <text:p text:style-name="P8">Sorting with mergesort has an average and worse-case scenario of O(n log n) for <text:span text:style-name="T1">n</text:span><text:span text:style-name="T2"> objects.</text:span></text:p>
          <text:list>
            <text:list-item>
              <text:p text:style-name="P9">Merge sort is more efficient than quicksort for lists if the data to be sorted can only be accessed sequentially.</text:p>
            </text:list-item>
          </text:list>
        </text:list-item>
      </text:list>
      <text:p text:style-name="P3"/>
      <text:p text:style-name="P4">Algorithm</text:p>
      <text:list xml:id="list606407460" text:style-name="L2">
        <text:list-item>
          <text:p text:style-name="P10">Divide the unsorted list into n sublist, each containing one element (a list of one element is considered sorted)</text:p>
        </text:list-item>
        <text:list-item>
          <text:p text:style-name="P10">Repeatedly merge sublists to produce a new sorted sublists until there is only one sublist remaining. This will be the sorted list.</text:p>
        </text:list-item>
      </text:list>
      <text:p text:style-name="P6"/>
      <text:p text:style-name="P5">Pseudocode</text:p>
      <text:list xml:id="list1347959441" text:style-name="L3">
        <text:list-item>
          <text:p text:style-name="P11">Sort the left half of the array (assuming n &gt; 1)</text:p>
        </text:list-item>
        <text:list-item>
          <text:p text:style-name="P11">Sort the right half of the array (assuming n &gt; 1)</text:p>
        </text:list-item>
        <text:list-item>
          <text:p text:style-name="P11">Merge the two halves together</text:p>
        </text:list-item>
      </text:list>
      <text:p text:style-name="P12"/>
      <text:p text:style-name="P14">Merge</text:p>
      <text:list xml:id="list812185771" text:style-name="L4">
        <text:list-item>
          <text:p text:style-name="P13">The merge in mergesort is done by comparing the left and right arrays. If either array is empty, it means that the array with elements had larger elements than any elements in the left element.</text:p>
        </text:list-item>
        <text:list-item>
          <text:p text:style-name="P13">If the left element is less than the right element, then push the element into a temp array and pop the element from the left array.</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3T14:56:50.560585098</meta:creation-date>
    <dc:date>2021-10-24T16:43:11.998039591</dc:date>
    <meta:editing-duration>PT37M24S</meta:editing-duration>
    <meta:editing-cycles>5</meta:editing-cycles>
    <meta:generator>LibreOffice/6.4.7.2$Linux_X86_64 LibreOffice_project/40$Build-2</meta:generator>
    <meta:document-statistic meta:table-count="0" meta:image-count="0" meta:object-count="0" meta:page-count="1" meta:paragraph-count="15" meta:word-count="240" meta:character-count="1291" meta:non-whitespace-character-count="1076"/>
  </office:meta>
</office:document-meta>
</file>